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51pt"/>
    </style:style>
    <style:style style:name="co2" style:family="table-column">
      <style:table-column-properties fo:break-before="auto" style:column-width="121.0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0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.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.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.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.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.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.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.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.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.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.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.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.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.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.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.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.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.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.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.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.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.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.7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00:26:14.5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5H36M52S</meta:editing-duration>
    <meta:editing-cycles>7</meta:editing-cycles>
    <meta:generator>LibreOffice/5.2.2.2$Windows_x86 LibreOffice_project/8f96e87c890bf8fa77463cd4b640a2312823f3ad</meta:generator>
    <dc:date>2017-07-28T01:01:59.178000000</dc:date>
    <meta:document-statistic meta:table-count="4" meta:cell-count="376" meta:object-count="0"/>
  </office:meta>
</office:document-meta>
</file>